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  <style:style style:name="P5" style:family="paragraph" style:parent-style-name="Standard">
      <style:paragraph-properties fo:text-align="end" style:justify-single-word="false"/>
      <style:text-properties fo:font-size="12pt" style:text-underline-style="none" style:font-size-asian="10.5pt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fo:font-size="12pt" style:text-underline-style="none" style:font-size-asian="10.5pt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style:text-underline-style="none" officeooo:paragraph-rsid="000a2ccc" style:font-size-asian="10.5pt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fo:font-size="12pt" style:text-underline-style="none" officeooo:paragraph-rsid="000d1b38" style:font-size-asian="10.5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fo:font-size="12pt" officeooo:paragraph-rsid="0012d0b3" style:font-size-asian="10.5pt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1af09b"/>
    </style:style>
    <style:style style:name="P12" style:family="paragraph" style:parent-style-name="Standard">
      <style:paragraph-properties fo:line-height="100%" fo:text-align="start" style:justify-single-word="false"/>
      <style:text-properties fo:font-size="12pt" style:text-underline-style="none" officeooo:rsid="00088df9" officeooo:paragraph-rsid="000a2ccc" style:font-size-asian="10.5pt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fo:font-size="12pt" style:text-underline-style="none" officeooo:rsid="000d1b38" officeooo:paragraph-rsid="000d1b38" style:font-size-asian="10.5pt" style:font-size-complex="12pt"/>
    </style:style>
    <style:style style:name="P14" style:family="paragraph" style:parent-style-name="Standard">
      <style:paragraph-properties fo:line-height="100%" fo:text-align="start" style:justify-single-word="false"/>
      <style:text-properties fo:font-size="12pt" style:text-underline-style="none" officeooo:rsid="000f0206" officeooo:paragraph-rsid="000f0206" style:font-size-asian="10.5pt" style:font-size-complex="12pt"/>
    </style:style>
    <style:style style:name="P15" style:family="paragraph" style:parent-style-name="Standard">
      <style:paragraph-properties fo:line-height="100%" fo:text-align="start" style:justify-single-word="false"/>
      <style:text-properties fo:font-size="12pt" style:text-underline-style="none" officeooo:rsid="000f0206" officeooo:paragraph-rsid="0010ce11" style:font-size-asian="10.5pt" style:font-size-complex="12pt"/>
    </style:style>
    <style:style style:name="P16" style:family="paragraph" style:parent-style-name="Standard">
      <style:paragraph-properties fo:line-height="100%" fo:text-align="start" style:justify-single-word="false"/>
      <style:text-properties fo:font-size="12pt" style:text-underline-style="none" officeooo:rsid="0010ce11" officeooo:paragraph-rsid="0010ce11" style:font-size-asian="10.5pt" style:font-size-complex="12pt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fo:font-size="12pt" style:text-underline-style="none" officeooo:rsid="0010ce11" officeooo:paragraph-rsid="0010ce11" style:font-size-asian="10.5pt" style:font-size-complex="12pt"/>
    </style:style>
    <style:style style:name="P18" style:family="paragraph" style:parent-style-name="Standard">
      <style:paragraph-properties fo:line-height="100%" fo:text-align="start" style:justify-single-word="false"/>
      <style:text-properties fo:font-size="12pt" style:text-underline-style="none" officeooo:rsid="000f2b15" officeooo:paragraph-rsid="0010ce11" style:font-size-asian="10.5pt" style:font-size-complex="12pt"/>
    </style:style>
    <style:style style:name="P19" style:family="paragraph" style:parent-style-name="Standard">
      <style:paragraph-properties fo:line-height="100%" fo:text-align="start" style:justify-single-word="false"/>
      <style:text-properties fo:font-size="12pt" style:text-underline-style="none" officeooo:rsid="00172798" officeooo:paragraph-rsid="00172798" style:font-size-asian="10.5pt" style:font-size-complex="12pt"/>
    </style:style>
    <style:style style:name="P20" style:family="paragraph" style:parent-style-name="Standard" style:list-style-name="L2">
      <style:paragraph-properties fo:line-height="150%" fo:text-align="start" style:justify-single-word="false"/>
      <style:text-properties fo:font-size="12pt" style:text-underline-style="none" officeooo:rsid="0014ad46" officeooo:paragraph-rsid="0014ad46" style:font-size-asian="10.5pt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fo:font-size="12pt" style:text-underline-style="none" officeooo:rsid="0012d0b3" officeooo:paragraph-rsid="0012d0b3" style:font-size-asian="10.5pt" style:font-size-complex="12pt"/>
    </style:style>
    <style:style style:name="P22" style:family="paragraph" style:parent-style-name="Standard">
      <style:paragraph-properties fo:line-height="100%" fo:text-align="start" style:justify-single-word="false"/>
      <style:text-properties fo:font-size="12pt" style:text-underline-style="none" officeooo:paragraph-rsid="001caccb" style:font-size-asian="10.5pt" style:font-size-complex="12pt"/>
    </style:style>
    <style:style style:name="P23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0f0206" officeooo:paragraph-rsid="000f0206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fo:font-size="12pt" fo:font-style="normal" style:text-underline-style="none" officeooo:rsid="001614c0" officeooo:paragraph-rsid="001614c0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font-size="12pt" fo:font-style="normal" style:text-underline-style="none" officeooo:rsid="00172798" officeooo:paragraph-rsid="00172798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font-size="12pt" fo:font-style="normal" style:text-underline-style="none" fo:font-weight="bold" officeooo:rsid="0012d0b3" officeooo:paragraph-rsid="0012d0b3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line-height="100%" fo:text-align="start" style:justify-single-word="false"/>
      <style:text-properties fo:font-size="12pt" fo:font-style="italic" style:text-underline-style="none" officeooo:rsid="0012d0b3" officeooo:paragraph-rsid="0012d0b3" style:font-size-asian="10.5pt" style:font-style-asian="italic" style:font-size-complex="12pt" style:font-style-complex="italic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officeooo:paragraph-rsid="000f0206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officeooo:paragraph-rsid="0010ce11"/>
    </style:style>
    <style:style style:name="P30" style:family="paragraph" style:parent-style-name="Standard">
      <style:paragraph-properties fo:line-height="100%" fo:text-align="start" style:justify-single-word="false"/>
      <style:text-properties fo:font-size="14pt" style:text-underline-style="solid" style:text-underline-width="auto" style:text-underline-color="font-color" officeooo:rsid="00172798" officeooo:paragraph-rsid="00172798" style:font-size-asian="14pt" style:font-size-complex="14pt"/>
    </style:style>
    <style:style style:name="P31" style:family="paragraph" style:parent-style-name="Standard" style:list-style-name="L2">
      <style:paragraph-properties fo:line-height="150%" fo:text-align="start" style:justify-single-word="false"/>
      <style:text-properties officeooo:paragraph-rsid="0014ad46"/>
    </style:style>
    <style:style style:name="P32" style:family="paragraph" style:parent-style-name="Header">
      <style:text-properties officeooo:rsid="00088df9" officeooo:paragraph-rsid="00088df9"/>
    </style:style>
    <style:style style:name="T1" style:family="text">
      <style:text-properties officeooo:rsid="00088df9"/>
    </style:style>
    <style:style style:name="T2" style:family="text">
      <style:text-properties officeooo:rsid="000a2ccc"/>
    </style:style>
    <style:style style:name="T3" style:family="text">
      <style:text-properties officeooo:rsid="000d1b38"/>
    </style:style>
    <style:style style:name="T4" style:family="text">
      <style:text-properties officeooo:rsid="000f0206"/>
    </style:style>
    <style:style style:name="T5" style:family="text">
      <style:text-properties officeooo:rsid="0010ce11"/>
    </style:style>
    <style:style style:name="T6" style:family="text">
      <style:text-properties fo:font-size="12pt" style:text-underline-style="none" officeooo:rsid="0010ce11" style:font-size-asian="10.5pt" style:font-size-complex="12pt"/>
    </style:style>
    <style:style style:name="T7" style:family="text">
      <style:text-properties fo:font-size="12pt" style:text-underline-style="none" officeooo:rsid="000f2b15" style:font-size-asian="10.5pt" style:font-size-complex="12pt"/>
    </style:style>
    <style:style style:name="T8" style:family="text">
      <style:text-properties fo:font-size="12pt" style:text-underline-style="none" officeooo:rsid="0014ad46" style:font-size-asian="10.5pt" style:font-size-complex="12pt"/>
    </style:style>
    <style:style style:name="T9" style:family="text">
      <style:text-properties fo:font-size="12pt" style:text-underline-style="none" officeooo:rsid="001560ad" style:font-size-asian="10.5pt" style:font-size-complex="12pt"/>
    </style:style>
    <style:style style:name="T10" style:family="text">
      <style:text-properties fo:font-size="12pt" style:text-underline-style="none" officeooo:rsid="001614c0" style:font-size-asian="10.5pt" style:font-size-complex="12pt"/>
    </style:style>
    <style:style style:name="T11" style:family="text">
      <style:text-properties fo:font-size="12pt" style:text-underline-style="none" officeooo:rsid="001af09b" style:font-size-asian="10.5pt" style:font-size-complex="12pt"/>
    </style:style>
    <style:style style:name="T12" style:family="text">
      <style:text-properties fo:font-size="12pt" style:text-underline-style="none" officeooo:rsid="001caccb" style:font-size-asian="10.5pt" style:font-size-complex="12pt"/>
    </style:style>
    <style:style style:name="T13" style:family="text">
      <style:text-properties fo:font-size="12pt" style:text-underline-style="none" officeooo:rsid="001d4518" style:font-size-asian="10.5pt" style:font-size-complex="12pt"/>
    </style:style>
    <style:style style:name="T14" style:family="text">
      <style:text-properties style:text-underline-style="none" officeooo:rsid="0012d0b3"/>
    </style:style>
    <style:style style:name="T15" style:family="text">
      <style:text-properties fo:font-style="italic" style:text-underline-style="none" officeooo:rsid="0012d0b3" style:font-style-asian="italic" style:font-style-complex="italic"/>
    </style:style>
    <style:style style:name="T16" style:family="text">
      <style:text-properties officeooo:rsid="0014ad46"/>
    </style:style>
    <style:style style:name="T17" style:family="text">
      <style:text-properties officeooo:rsid="001614c0"/>
    </style:style>
    <style:style style:name="T18" style:family="text">
      <style:text-properties officeooo:rsid="001872b2"/>
    </style:style>
    <style:style style:name="T19" style:family="text">
      <style:text-properties officeooo:rsid="00197dc1"/>
    </style:style>
    <style:style style:name="T20" style:family="text">
      <style:text-properties officeooo:rsid="001af09b"/>
    </style:style>
    <style:style style:name="T21" style:family="text">
      <style:text-properties officeooo:rsid="001caccb"/>
    </style:style>
    <style:style style:name="T22" style:family="text">
      <style:text-properties officeooo:rsid="001d45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lämningsuppgift 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omas Johansson</text:p>
      <text:p text:style-name="P5">Victor Zamanian</text:p>
      <text:p text:style-name="P5">Rebecka Gulliksson</text:p>
      <text:p text:style-name="P5">Thom Jönsson</text:p>
      <text:p text:style-name="P5">Staffan Hörnlund</text:p>
      <text:p text:style-name="P10"><text:soft-page-break/>Problembeskrivning</text:p>
      <text:p text:style-name="P6"><text:span text:style-name="T1">D</text:span>enna inlämningsuppgift ha<text:span text:style-name="T1">r </text:span><text:span text:style-name="T2">g</text:span><text:span text:style-name="T1">ått ut på a</text:span>tt <text:span text:style-name="T1">vi</text:span> <text:span text:style-name="T1">utifrån en fil me</text:span><text:span text:style-name="T3">d</text:span><text:span text:style-name="T1"> stadsnamn och sträckor mellan </text:span><text:span text:style-name="T2">städerna</text:span><text:span text:style-name="T1"> </text:span><text:span text:style-name="T2">skulle hitta</text:span><text:span text:style-name="T1"> den kortaste vägen </text:span><text:span text:style-name="T2">mellan dem, sedan skriva ut städerna längs den kortaste sträckan och längden mellan respektive städer.</text:span><text:span text:style-name="T1"> För att kunna åstadkomma detta så har jag använt de givna implementation</text:span><text:span text:style-name="T2">erna</text:span><text:span text:style-name="T1"> av en mängd olika datatyper som jag inte arbetat med tidigare, </text:span><text:span text:style-name="T19">så det har varit ett problem att förstå hur man ska använda datatyperna</text:span><text:span text:style-name="T1">.</text:span></text:p>
      <text:p text:style-name="P7"><text:span text:style-name="T2">Kraven var att algoritmen fram till när användaren får börja ställa frågor skulle vara max O(n</text:span><text:span text:style-name="T16">^4</text:span><text:span text:style-name="T2">), och sedan att svara på frågor ska gå på O(m) tid i medeltal där m är antalet städer längst kortaste vägen.</text:span></text:p>
      <text:p text:style-name="P12"/>
      <text:p text:style-name="P10">Användarhandledning</text:p>
      <text:p text:style-name="P13">Programmet kommer att finnas både som exekverbar (.exe) fil och en källkodsfil (.c)</text:p>
      <text:p text:style-name="P8"><text:span text:style-name="T17">F</text:span><text:span text:style-name="T3">ilerna finns tillgängliga på mitt konto </text:span><text:span text:style-name="T17">i mappen </text:span><text:span text:style-name="T3"><text:s/>dv12cjn/edu/doa/inl5/</text:span></text:p>
      <text:p text:style-name="P13"/>
      <text:p text:style-name="P13">Programmet tar namnet på filen som den ska använda som kommandoradsparameter.</text:p>
      <text:p text:style-name="P13"/>
      <text:p text:style-name="P8"><text:span text:style-name="T17">A</text:span><text:span text:style-name="T3">nvändaren skriv</text:span><text:span text:style-name="T17">er</text:span><text:span text:style-name="T3"> in namne</text:span><text:span text:style-name="T17">n</text:span><text:span text:style-name="T3"> på två städer, </text:span><text:span text:style-name="T17">med Enter eller Blanksteg emellan dem</text:span><text:span text:style-name="T3">.</text:span></text:p>
      <text:p text:style-name="P13"/>
      <text:p text:style-name="P8"><text:span text:style-name="T3">Sedan skrivs </text:span><text:span text:style-name="T4">resultatet ut.</text:span></text:p>
      <text:p text:style-name="P14">Exempel på utskrift.</text:p>
      <text:p text:style-name="P23">Stad1 stad2 sträcka</text:p>
      <text:p text:style-name="P23">stad2 stad3 sträcka</text:p>
      <text:p text:style-name="P14"/>
      <text:p text:style-name="P8"><text:span text:style-name="T3">För att avsluta </text:span><text:span text:style-name="T17">programmet</text:span><text:span text:style-name="T3"> skriver man quit (små bokstäver) som första stad.</text:span></text:p>
      <text:p text:style-name="P13"/>
      <text:p text:style-name="P10">Beskrivning av program</text:p>
      <text:list xml:id="list970468296" text:style-name="L1">
        <text:list-item>
          <text:p text:style-name="P28">Jag skapar en graf som <text:span text:style-name="T7">jag sätter in </text:span>unika städer som kanter och sträckorna emellan städerna som hörn, jag använder en hashtabell för att se till att jag inte skickar in samma stad flera gånger. </text:p>
        </text:list-item>
      </text:list>
      <text:p text:style-name="P14"/>
      <text:list xml:id="list995418333" text:continue-numbering="true" text:style-name="L1">
        <text:list-item>
          <text:p text:style-name="P29"><text:span text:style-name="T7">Anropar sedan</text:span> generate_matrix som skapar en avståndsmatris utifrån grafen. <text:span text:style-name="T7">Strukturen som generate matrix returnerar har dels en avståndsmatris och en array med stadsnamnen på samma index som i avståndsmatrisen.</text:span></text:p>
        </text:list-item>
      </text:list>
      <text:p text:style-name="P15"/>
      <text:list xml:id="list1175322347" text:continue-numbering="true" text:style-name="L1">
        <text:list-item>
          <text:p text:style-name="P29"><text:span text:style-name="T7">Jag skapar här en ny hashtabell som jag <text:s/>loop</text:span><text:span text:style-name="T6">a</text:span><text:span text:style-name="T10">r</text:span><text:span text:style-name="T6"> </text:span><text:span text:style-name="T7">igenom </text:span><text:span text:style-name="T10">o</text:span><text:span text:style-name="T10">c</text:span><text:span text:style-name="T10">h</text:span><text:span text:style-name="T7"> stoppar in stadsnamnen som nyckel och </text:span><text:span text:style-name="T7">l</text:span>o<text:span text:style-name="T7">o</text:span>pva<text:span text:style-name="T7">r</text:span>iab<text:span text:style-name="T7">e</text:span>l<text:span text:style-name="T7">n</text:span> som värde<text:span text:style-name="T7"> för att sedan snabbt kunna plocka ut indexet för staden till utskriften.</text:span></text:p>
        </text:list-item>
      </text:list>
      <text:p text:style-name="P16"/>
      <text:list xml:id="list1842370228" text:continue-numbering="true" text:style-name="L1">
        <text:list-item>
          <text:p text:style-name="P29"><text:span text:style-name="T6">S</text:span><text:span text:style-name="T7">kapar en ny matris(newMatris) som är lika stor som avståndsmatrisen och anropar funktionen med floyd implementationen och skickar in de båda matriserna och antalet städer som funktionsparametrar.</text:span></text:p>
        </text:list-item>
      </text:list>
      <text:p text:style-name="P18"/>
      <text:list xml:id="list1496345264" text:continue-numbering="true" text:style-name="L1">
        <text:list-item>
          <text:p text:style-name="P29"><text:span text:style-name="T7">Floyd söker sedan igenom avståndsmatrisen efter de kortaste sträckorna mellan städer</text:span><text:span text:style-name="T6">na</text:span><text:span text:style-name="T7"> och sparar ner detta till newMatris, </text:span><text:span text:style-name="T6">s</text:span><text:span text:style-name="T7">om kommer att ha </text:span><text:span text:style-name="T11">ett </text:span><text:span text:style-name="T7">index till </text:span><text:span text:style-name="T11">det</text:span><text:span text:style-name="T7"> i</text:span><text:span text:style-name="T6">ndex </text:span><text:span text:style-name="T7"><text:s/>man ska stega vidare </text:span><text:span text:style-name="T6">t</text:span><text:span text:style-name="T7">i</text:span><text:span text:style-name="T6">ll </text:span><text:span text:style-name="T10">för att hitta den kortaste vägen.</text:span></text:p>
          <text:p text:style-name="P17"><text:soft-page-break/></text:p>
        </text:list-item>
        <text:list-item>
          <text:p text:style-name="P29"><text:span text:style-name="T6">Båd</text:span><text:span text:style-name="T7">a m</text:span><text:span text:style-name="T6">atriserna skickas sedan till en funktion som har hand om användarens input(2 städer) och </text:span><text:span text:style-name="T10">utskriften</text:span><text:span text:style-name="T6"> av </text:span><text:span text:style-name="T10">vägen</text:span><text:span text:style-name="T6"> mellan dem respektive sträc</text:span><text:span text:style-name="T11">kan</text:span><text:span text:style-name="T6">.</text:span></text:p>
        </text:list-item>
      </text:list>
      <text:p text:style-name="P18"/>
      <text:p text:style-name="P30">Minnesläckor <text:span text:style-name="T21">(uppdaterad)</text:span></text:p>
      <text:p text:style-name="P22"><text:span text:style-name="T21">Inga minnesläckor</text:span></text:p>
      <text:p text:style-name="P19"/>
      <text:p text:style-name="P10">Motivering <text:span text:style-name="T5">till tidskrav</text:span></text:p>
      <text:list xml:id="list2090895531" text:style-name="L2">
        <text:list-item>
          <text:p text:style-name="P31"><text:span text:style-name="T8">Inläsning </text:span><text:span text:style-name="T12">från</text:span><text:span text:style-name="T8"> fil tar O(</text:span><text:span text:style-name="T12">n</text:span><text:span text:style-name="T8">) </text:span><text:span text:style-name="T12">tid där n är </text:span><text:span text:style-name="T13">KORRIGERA?!?</text:span></text:p>
        </text:list-item>
        <text:list-item>
          <text:p text:style-name="P31"><text:span text:style-name="T8">Skriva till hashtabell tar konstant tid O(</text:span><text:span text:style-name="T9">1</text:span><text:span text:style-name="T8">)</text:span></text:p>
        </text:list-item>
        <text:list-item>
          <text:p text:style-name="P20">Att stega igenom matriserna och skriva ut tar O(m) tid där m är antalet städer på den kortaste vägen. <text:span text:style-name="T22">KORRIGERA?!?!?</text:span></text:p>
        </text:list-item>
        <text:list-item>
          <text:p text:style-name="P20">I floyd så har jag dubbla for loopar två gånger vilket är n² och jag har även tre stycken nästlade for loopar där jag alltid gör något, vilket resulterar i n³.</text:p>
        </text:list-item>
      </text:list>
      <text:p text:style-name="P11"><text:span text:style-name="T11">Så den tyngsta termen i hela mitt program blir således</text:span><text:span text:style-name="T9"> n³</text:span><text:span text:style-name="T10"> </text:span><text:span text:style-name="T11">och mitt programs Ordo blir detsamma</text:span></text:p>
      <text:p text:style-name="P11"><text:span text:style-name="T11">så jag klarar tidskravet</text:span><text:span text:style-name="T9">.</text:span>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Testkörningar</text:p>
      <text:p text:style-name="P21">Test 1</text:p>
      <text:p text:style-name="P24"><text:soft-page-break/>map1.map Loaded </text:p>
      <text:p text:style-name="P9"><text:span text:style-name="T14">Enter origin and destination: </text:span><text:span text:style-name="T15">Hami Shanghai </text:span></text:p>
      <text:p text:style-name="P26">Hami Chifeng 60 </text:p>
      <text:p text:style-name="P26">Chifeng Shanghai 100 </text:p>
      <text:p text:style-name="P21">Enter origin and destination: </text:p>
      <text:p text:style-name="P21"/>
      <text:p text:style-name="P21">Test 2</text:p>
      <text:p text:style-name="P24">map1.map Loaded </text:p>
      <text:p text:style-name="P9"><text:span text:style-name="T14">Enter origin and destination: </text:span><text:span text:style-name="T15">Hanzhong Hami </text:span></text:p>
      <text:p text:style-name="P26">Hanzhong Nanchong 100 </text:p>
      <text:p text:style-name="P26">Nanchong Fuzhou 40 </text:p>
      <text:p text:style-name="P21">Fuzhou Hami 20 </text:p>
      <text:p text:style-name="P21"/>
      <text:p text:style-name="P21">Test 3</text:p>
      <text:p text:style-name="P24">map1.map Loaded </text:p>
      <text:p text:style-name="P9"><text:span text:style-name="T14">Enter origin and destination: </text:span><text:span text:style-name="T15">Fuzhou Dalian </text:span></text:p>
      <text:p text:style-name="P26">Fuzhou Hami 20 </text:p>
      <text:p text:style-name="P26">Hami Dalian 40 </text:p>
      <text:p text:style-name="P9"><text:span text:style-name="T14">Enter origin and destination: </text:span><text:span text:style-name="T15">quit </text:span></text:p>
      <text:p text:style-name="P27"/>
      <text:p text:style-name="P24">Test 4</text:p>
      <text:p text:style-name="P24">map1.map Loaded </text:p>
      <text:p text:style-name="P24">Enter origin and destination: Fuzhou Chifeng </text:p>
      <text:p text:style-name="P24">Fuzhou Nanchong 40 </text:p>
      <text:p text:style-name="P24">Nanchong Chifeng 20 </text:p>
      <text:p text:style-name="P24">Enter origin and destination:</text:p>
      <text:p text:style-name="P24"/>
      <text:p text:style-name="P25">Test 5</text:p>
      <text:p text:style-name="P25">map1.map Loaded </text:p>
      <text:p text:style-name="P25">Enter origin and destination: Fuzhou Hanzhong </text:p>
      <text:p text:style-name="P25">Fuzhou Nanchong 40 </text:p>
      <text:p text:style-name="P25">Nanchong Hanzhong 100 </text:p>
      <text:p text:style-name="P25">Enter origin and destination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8df9" officeooo:paragraph-rsid="00088df9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rister Jakobsson<text:tab/><text:tab/>Umeå</text:p>
        <text:p text:style-name="MP1">dv12cjn<text:tab/><text:tab/>Datastrukturer Och Algoritmer</text:p>
        <text:p text:style-name="MP1">2013-03-21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1T09:41:01</meta:creation-date>
    <dc:date>2013-04-05T14:17:25</dc:date>
    <meta:editing-duration>PT6H26M2S</meta:editing-duration>
    <meta:editing-cycles>12</meta:editing-cycles>
    <meta:generator>LibreOffice/3.6$Linux_x86 LibreOffice_project/360m1$Build-2</meta:generator>
    <meta:print-date>2013-03-21T16:23:02</meta:print-date>
    <meta:document-statistic meta:table-count="0" meta:image-count="0" meta:object-count="0" meta:page-count="4" meta:paragraph-count="69" meta:word-count="599" meta:character-count="3778" meta:non-whitespace-character-count="3230"/>
  </office:meta>
</office:document-meta>
</file>